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96f7f" officeooo:paragraph-rsid="00096f7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1272" officeooo:paragraph-rsid="000a127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1272" officeooo:paragraph-rsid="000adb5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6b88" officeooo:paragraph-rsid="000c6b8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6b88" officeooo:paragraph-rsid="00104ec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6f7f" officeooo:paragraph-rsid="00096f7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a1272" officeooo:paragraph-rsid="000a127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db5d" officeooo:paragraph-rsid="000adb5d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0adb5d" officeooo:paragraph-rsid="000adb5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c6b88" officeooo:paragraph-rsid="000c6b88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0c6b88" officeooo:paragraph-rsid="000c6b8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c6b88" officeooo:paragraph-rsid="000e680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e6803" officeooo:paragraph-rsid="000e6803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officeooo:rsid="000e6803" officeooo:paragraph-rsid="000e680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4ec4" officeooo:paragraph-rsid="00104ec4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weight="normal" officeooo:rsid="00104ec4" officeooo:paragraph-rsid="00104ec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96f7f" officeooo:paragraph-rsid="00096f7f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rsid="000adb5d" officeooo:paragraph-rsid="000adb5d"/>
    </style:style>
    <style:style style:name="T1" style:family="text">
      <style:text-properties officeooo:rsid="000a1272"/>
    </style:style>
    <style:style style:name="T2" style:family="text">
      <style:text-properties officeooo:rsid="000adb5d"/>
    </style:style>
    <style:style style:name="T3" style:family="text">
      <style:text-properties officeooo:rsid="000c6b88"/>
    </style:style>
    <style:style style:name="T4" style:family="text">
      <style:text-properties officeooo:rsid="000e6803"/>
    </style:style>
    <style:style style:name="T5" style:family="text">
      <style:text-properties officeooo:rsid="00104e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escrizione metodi <text:span text:style-name="T1">e classi</text:span>:</text:p>
      <text:p text:style-name="P1"/>
      <text:p text:style-name="P1"/>
      <text:p text:style-name="P2">classe hashmap:</text:p>
      <text:p text:style-name="P2"/>
      <text:p text:style-name="P8">è la classe che memorizza gli stati degli item di Openhab e che si occupa di gestire le operazioni sulla hashmap.</text:p>
      <text:p text:style-name="P8"/>
      <text:p text:style-name="P18">Metodi:</text:p>
      <text:p text:style-name="P8"/>
      <text:list xml:id="list4216878851" text:style-name="L1">
        <text:list-item>
          <text:p text:style-name="P9">init(): scansiona tutti gli item di Openhab e ne memorizza gli stati in una nuova hashmap.</text:p>
        </text:list-item>
        <text:list-item>
          <text:p text:style-name="P9">Update(): riscansiona gli items e memorizza la nuova lettura nella hashmap già presente. Inoltre restituisce una hashmap contenente solo i cambiamenti di stato rispetto all’ultima scrittura.</text:p>
        </text:list-item>
        <text:list-item>
          <text:p text:style-name="P9">getState(): restituisce l’intera hashmap.</text:p>
        </text:list-item>
        <text:list-item>
          <text:p text:style-name="P9">getState(String richiesta): restituisce una stringa contenente solo lo stato dell’item specificato in “richiesta”.</text:p>
        </text:list-item>
      </text:list>
      <text:p text:style-name="P8"/>
      <text:p text:style-name="P3">classe <text:span text:style-name="T2">Getter:</text:span></text:p>
      <text:p text:style-name="P3"/>
      <text:p text:style-name="P8">è la classe <text:span text:style-name="T3">che implementa il thread effettuante il polling sugli stati degli item Openhab. Sfrutta la classe hashmap descritta prima.</text:span></text:p>
      <text:p text:style-name="P8"/>
      <text:p text:style-name="P10">Metodi:</text:p>
      <text:list xml:id="list1149870864" text:style-name="L2">
        <text:list-item>
          <text:p text:style-name="P11">run(): si occupa di gestire il polling da Openhab verso il client in ascolto. Sfrutta il metodo update() della classe hashmap.</text:p>
        </text:list-item>
      </text:list>
      <text:p text:style-name="P10"/>
      <text:p text:style-name="P4">Classe Poster:</text:p>
      <text:p text:style-name="P4"/>
      <text:p text:style-name="P12"><text:span text:style-name="T2">è la classe </text:span>che implementa il thread effettuante <text:span text:style-name="T4">i post richiamabili dal client.</text:span></text:p>
      <text:p text:style-name="P12"/>
      <text:p text:style-name="P13">Metodi:</text:p>
      <text:list xml:id="list3818398812" text:style-name="L3">
        <text:list-item>
          <text:p text:style-name="P14">run(): <text:span text:style-name="T5">pone il thread in ascolto, in attesa di input da parte del client, che invocherà il metodo post(String, String).</text:span></text:p>
        </text:list-item>
        <text:list-item>
          <text:p text:style-name="P14">post(String s1, String s2): <text:span text:style-name="T5">assegna allo stato dell’item “s1” il valore specificato in “s2”.</text:span></text:p>
        </text:list-item>
      </text:list>
      <text:p text:style-name="P8"/>
      <text:p text:style-name="P5">Classe <text:span text:style-name="T5">Main</text:span>:</text:p>
      <text:p text:style-name="P15"/>
      <text:p text:style-name="P15">Metodi</text:p>
      <text:list xml:id="list2336586753" text:style-name="L4">
        <text:list-item>
          <text:p text:style-name="P16">main(): si occupa di creare ed eseguire i thread Getter e Poster.</text:p>
        </text:list-item>
      </text:list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5:43:08.563400875</meta:creation-date>
    <dc:date>2018-12-06T16:13:54.671356514</dc:date>
    <meta:editing-duration>PT19M17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205" meta:character-count="1282" meta:non-whitespace-character-count="1105"/>
  </office:meta>
</office:document-meta>
</file>